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Noto Serif" svg:font-family="'Noto Serif', 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0b0864"/>
    </style:style>
    <style:style style:name="P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use-window-font-color="true" style:text-line-through-style="none" style:text-line-through-type="none" style:font-name="Arial" fo:font-size="12pt" fo:letter-spacing="normal" fo:font-style="normal" style:text-underline-style="none" fo:font-weight="normal" officeooo:paragraph-rsid="000b0864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use-window-font-color="true" style:text-line-through-style="none" style:text-line-through-type="none" style:font-name="Arial" fo:font-size="12pt" fo:letter-spacing="normal" fo:font-style="normal" style:text-underline-style="none" fo:font-weight="normal" officeooo:rsid="00133640" officeooo:paragraph-rsid="001a921e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use-window-font-color="true" style:text-line-through-style="none" style:text-line-through-type="none" style:font-name="Arial" fo:font-size="12pt" fo:letter-spacing="normal" fo:font-style="normal" style:text-underline-style="none" fo:font-weight="normal" officeooo:rsid="00133640" officeooo:paragraph-rsid="001adfd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use-window-font-color="true" style:text-line-through-style="none" style:text-line-through-type="none" style:font-name="Arial" fo:font-size="12pt" fo:letter-spacing="normal" fo:font-style="normal" style:text-underline-style="none" fo:font-weight="normal" officeooo:rsid="00133640" officeooo:paragraph-rsid="001ca539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use-window-font-color="true" style:text-line-through-style="none" style:text-line-through-type="none" style:font-name="Arial" fo:font-size="12pt" fo:letter-spacing="normal" fo:font-style="normal" style:text-underline-style="none" fo:font-weight="normal" officeooo:rsid="00133640" officeooo:paragraph-rsid="001e24ce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1a921e"/>
    </style:style>
    <style:style style:name="T1" style:family="text">
      <style:text-properties fo:font-variant="normal" fo:text-transform="none" style:use-window-font-color="true" style:text-line-through-style="none" style:text-line-through-type="none" style:font-name="Arial" fo:font-size="12pt" fo:letter-spacing="normal" fo:font-style="normal" style:text-underline-style="none" fo:font-weight="normal" officeooo:rsid="000b0864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style:use-window-font-color="true" style:text-line-through-style="none" style:text-line-through-type="none" style:font-name="Arial" fo:font-size="12pt" fo:letter-spacing="normal" fo:font-style="normal" style:text-underline-style="none" fo:font-weight="normal" officeooo:rsid="000b0864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" style:family="text">
      <style:text-properties fo:font-variant="normal" fo:text-transform="none" style:use-window-font-color="true" style:text-line-through-style="none" style:text-line-through-type="none" style:font-name="Arial" fo:font-size="12pt" fo:letter-spacing="normal" fo:font-style="normal" style:text-underline-style="none" fo:font-weight="normal" officeooo:rsid="001a921e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weight="normal" officeooo:rsid="000b0864" style:font-weight-asian="normal" style:font-weight-complex="normal" loext:padding="0cm" loext:border="none"/>
    </style:style>
    <style:style style:name="T5" style:family="text">
      <style:text-properties fo:font-weight="normal" officeooo:rsid="001adfdf" style:font-weight-asian="normal" style:font-weight-complex="normal" loext:padding="0cm" loext:border="none"/>
    </style:style>
    <style:style style:name="T6" style:family="text">
      <style:text-properties fo:font-weight="normal" officeooo:rsid="001c9e4a" style:font-weight-asian="normal" style:font-weight-complex="normal" loext:padding="0cm" loext:border="none"/>
    </style:style>
    <style:style style:name="T7" style:family="text">
      <style:text-properties fo:font-weight="normal" officeooo:rsid="001ca539" style:font-weight-asian="normal" style:font-weight-complex="normal" loext:padding="0cm" loext:border="none"/>
    </style:style>
    <style:style style:name="T8" style:family="text">
      <style:text-properties fo:font-weight="normal" officeooo:rsid="001e24ce" style:font-weight-asian="normal" style:font-weight-complex="normal" loext:padding="0cm" loext:border="none"/>
    </style:style>
    <style:style style:name="T9" style:family="text">
      <style:text-properties fo:font-weight="normal" officeooo:rsid="001adfdf" style:text-blinking="false" fo:background-color="#ffffff" loext:char-shading-value="0" style:font-weight-asian="normal" style:font-weight-complex="normal" loext:padding="0cm" loext:border="none"/>
    </style:style>
    <style:style style:name="T10" style:family="text">
      <style:text-properties officeooo:rsid="000b086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Seminário </text:span><text:span text:style-name="T3">3</text:span><text:span text:style-name="T1"> - </text:span><text:span text:style-name="Strong_20_Emphasis"><text:span text:style-name="T2">29 de maio</text:span></text:span></text:p>
      <text:p text:style-name="P7"><text:span text:style-name="Strong_20_Emphasis"><text:span text:style-name="T2"/></text:span></text:p>
      <text:p text:style-name="P7"><text:span text:style-name="Strong_20_Emphasis"><text:span text:style-name="T2">Overview das pesquisas multidisciplinares do Setor de Exatas em época de pandemia</text:span></text:span></text:p>
      <text:p text:style-name="P1"><text:span text:style-name="Emphasis"><text:span text:style-name="T2"/></text:span></text:p>
      <text:p text:style-name="P7"><text:span text:style-name="Emphasis"><text:span text:style-name="T2">Seminário ministrado por </text:span></text:span><text:span text:style-name="Strong_20_Emphasis"><text:span text:style-name="T2">Marcos Sunye</text:span></text:span><text:span text:style-name="Emphasis"><text:span text:style-name="T2"> (diretor do setor de ciências exatas da UFPR)</text:span></text:span></text:p>
      <text:p text:style-name="P2"><text:span text:style-name="Emphasis"><text:span text:style-name="T2"/></text:span></text:p>
      <text:p text:style-name="P3"><text:span text:style-name="T10">No seminário ministrado pelo professor <text:s/></text:span><text:span text:style-name="Strong_20_Emphasis"><text:span text:style-name="T4">Marcos Sunye foram apresentadas as diversas iniciativas de cursos, programas de pós graduação, professores e pesquisadores das exatas em estudos e iniciativas com o objetivo de compreender, conter e divulgar informações de forma correta a respeito do novo corona vírus. <text:s/></text:span></text:span><text:span text:style-name="Strong_20_Emphasis"><text:span text:style-name="T5">O </text:span></text:span><text:span text:style-name="Strong_20_Emphasis"><text:span text:style-name="T8">S</text:span></text:span><text:span text:style-name="Strong_20_Emphasis"><text:span text:style-name="T5">etor de </text:span></text:span><text:span text:style-name="Strong_20_Emphasis"><text:span text:style-name="T8">C</text:span></text:span><text:span text:style-name="Strong_20_Emphasis"><text:span text:style-name="T5">iências </text:span></text:span><text:span text:style-name="Strong_20_Emphasis"><text:span text:style-name="T8">E</text:span></text:span><text:span text:style-name="Strong_20_Emphasis"><text:span text:style-name="T5">xatas possui 6 departamentos, 7 programas de pós graduação e todos estão envolvidos de algum modo em trabalhos a respeito do Covid-19.</text:span></text:span></text:p>
      <text:p text:style-name="P3"><text:span text:style-name="Strong_20_Emphasis"><text:span text:style-name="T5"/></text:span></text:p>
      <text:p text:style-name="P4"><text:span text:style-name="Strong_20_Emphasis"><text:span text:style-name="T5">As ações vão desde a produção de álcool em gel feita pelo Departamento de Química, passando pelo uso de impressoras 3D pela Expressão Gráfica para impressão de materiais de segurança até estudos sobre a disseminação da doença e estratégias de contenção e diagnóstico.</text:span></text:span></text:p>
      <text:p text:style-name="P4"><text:span text:style-name="Strong_20_Emphasis"><text:span text:style-name="T5"/></text:span></text:p>
      <text:p text:style-name="P4"><text:span text:style-name="Strong_20_Emphasis"><text:span text:style-name="T5">Existe a iniciativa </text:span></text:span><text:span text:style-name="Strong_20_Emphasis"><text:span text:style-name="T6">Portal Covid-19</text:span></text:span><text:span text:style-name="Strong_20_Emphasis"><text:span text:style-name="T9"> que</text:span></text:span><text:span text:style-name="Strong_20_Emphasis"><text:span text:style-name="T5"> tem por objetivo agregar informações, modelos e visualizações de dados sobre a pandemia. Com contribuições de pesquisadores dos Departamentos de Estatística, Informática, Física, Matemática e Saúde da Universidade.</text:span></text:span></text:p>
      <text:p text:style-name="P4"><text:span text:style-name="Strong_20_Emphasis"><text:span text:style-name="T5"/></text:span></text:p>
      <text:p text:style-name="P5"><text:span text:style-name="Strong_20_Emphasis"><text:span text:style-name="T7">Além disso existem projetos vinculados à pesquisadores da Física como o do professor Marcus Beims que faz uso do modelo SEIR para entender de que forma se propaga o vírus e sugerir medidas e estratégias para conter sua disseminação.</text:span></text:span></text:p>
      <text:p text:style-name="P5"><text:span text:style-name="Strong_20_Emphasis"><text:span text:style-name="T7"/></text:span></text:p>
      <text:p text:style-name="P5"><text:span text:style-name="Strong_20_Emphasis"><text:span text:style-name="T7">Há também projetos com foco em testagem, como o do professor David Menotti que faz uso de técnicas de processamento de imagem, visão computacional e aprendizado de máquinas para diagnóstico em que a entrada é uma radiografia do pulmão do paciente.</text:span></text:span></text:p>
      <text:p text:style-name="P5"><text:span text:style-name="Strong_20_Emphasis"><text:span text:style-name="T7"/></text:span></text:p>
      <text:p text:style-name="P6"><text:span text:style-name="Strong_20_Emphasis"><text:span text:style-name="T8">E diversos outros projetos em andamento que avaliam a viabilidade e como proceder de forma segura e eficiente o retorno das atividades, como de que forma manter a disposição dos laboratórios e técnicas para aferição de temperatura dos alunos que entram nas instalações da Universidade, por exemplo.</text:span></text:span></text:p>
      <text:p text:style-name="P6"><text:span text:style-name="Strong_20_Emphasis"><text:span text:style-name="T8"/></text:span></text:p>
      <text:p text:style-name="P6"><text:span text:style-name="Strong_20_Emphasis"><text:span text:style-name="T8">Todas as iniciativas mostram o poder da Universidade Pública</text:span></text:span></text:p>
      <text:p text:style-name="P4"><text:span text:style-name="Strong_20_Emphasis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Noto Serif" svg:font-family="'Noto Serif', 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19:33:54.814021300</meta:creation-date>
    <dc:date>2020-05-31T01:38:58.270419326</dc:date>
    <meta:editing-duration>PT32M4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315" meta:character-count="2012" meta:non-whitespace-character-count="1705"/>
  </office:meta>
</office:document-meta>
</file>